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8pt" fo:language="en" fo:country="IE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Liberation Sans" fo:font-size="11pt" fo:language="en" fo:country="IE" style:font-size-asian="11pt" style:font-size-complex="11pt"/>
    </style:style>
    <style:style style:name="P3" style:family="paragraph" style:parent-style-name="Standard">
      <style:text-properties style:font-name="Liberation Sans" fo:font-size="11pt" fo:language="en" fo:country="IE" fo:font-style="normal" style:text-underline-style="none" officeooo:rsid="002a02d1" officeooo:paragraph-rsid="00788af6" style:font-size-asian="11pt" style:font-style-asian="normal" style:font-size-complex="11pt" style:font-style-complex="normal"/>
    </style:style>
    <style:style style:name="P4" style:family="paragraph" style:parent-style-name="Standard">
      <style:text-properties style:font-name="Liberation Sans" fo:font-size="11pt" fo:language="en" fo:country="IE" fo:font-style="normal" style:text-underline-style="solid" style:text-underline-width="auto" style:text-underline-color="font-color" officeooo:rsid="002a02d1" officeooo:paragraph-rsid="00788af6" style:font-size-asian="11pt" style:font-style-asian="normal" style:font-size-complex="11pt" style:font-style-complex="normal"/>
    </style:style>
    <style:style style:name="P5" style:family="paragraph" style:parent-style-name="Standard">
      <style:text-properties style:font-name="Liberation Sans" fo:font-size="11pt" fo:language="en" fo:country="IE" style:text-underline-style="solid" style:text-underline-width="auto" style:text-underline-color="font-color" officeooo:rsid="002a02d1" officeooo:paragraph-rsid="00788af6" style:font-size-asian="11pt" style:font-size-complex="11pt"/>
    </style:style>
    <style:style style:name="P6" style:family="paragraph" style:parent-style-name="Standard">
      <style:text-properties style:font-name="Liberation Sans" fo:font-size="11pt" fo:language="en" fo:country="IE" fo:font-style="normal" style:text-underline-style="none" fo:font-weight="bold" officeooo:rsid="00512d09" officeooo:paragraph-rsid="00788af6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Standard">
      <style:text-properties style:font-name="Liberation Sans" fo:font-size="11pt" fo:language="en" fo:country="IE" fo:font-style="normal" style:text-underline-style="none" officeooo:paragraph-rsid="00788af6" style:font-size-asian="11pt" style:font-style-asian="normal" style:font-size-complex="11pt" style:font-style-complex="normal"/>
    </style:style>
    <style:style style:name="P8" style:family="paragraph" style:parent-style-name="Standard">
      <style:text-properties style:font-name="Liberation Mono" fo:font-size="11pt" fo:language="en" fo:country="IE" style:font-size-asian="11pt" style:font-size-complex="11pt"/>
    </style:style>
    <style:style style:name="P9" style:family="paragraph" style:parent-style-name="Standard">
      <style:text-properties style:font-name="monospace" fo:font-size="11pt" fo:language="en" fo:country="IE" officeooo:paragraph-rsid="00c7bbdd" style:font-size-asian="11pt" style:font-size-complex="11pt"/>
    </style:style>
    <style:style style:name="P10" style:family="paragraph" style:parent-style-name="Standard">
      <style:text-properties style:font-name="Liberation Mono" fo:font-size="11pt" fo:language="en" fo:country="IE" officeooo:rsid="001a0ad7" officeooo:paragraph-rsid="002e9392" style:font-size-asian="11pt" style:font-size-complex="11pt"/>
    </style:style>
    <style:style style:name="P11" style:family="paragraph" style:parent-style-name="Standard">
      <style:text-properties style:font-name="Liberation Sans" fo:font-size="11pt" fo:language="en" fo:country="IE" fo:font-weight="bold" officeooo:rsid="00df70df" officeooo:paragraph-rsid="00df70df" style:font-size-asian="11pt" style:font-weight-asian="bold" style:font-size-complex="11pt" style:font-weight-complex="bold"/>
    </style:style>
    <style:style style:name="P12" style:family="paragraph" style:parent-style-name="Standard">
      <style:text-properties style:font-name="Liberation Sans" fo:font-size="11pt" fo:language="en" fo:country="IE" fo:font-weight="normal" officeooo:rsid="00df70df" officeooo:paragraph-rsid="00df70df" style:font-size-asian="11pt" style:font-weight-asian="normal" style:font-size-complex="11pt" style:font-weight-complex="normal"/>
    </style:style>
    <style:style style:name="P13" style:family="paragraph" style:parent-style-name="Standard">
      <style:text-properties style:font-name="Liberation Sans" fo:font-size="11pt" fo:language="en" fo:country="IE" fo:font-weight="normal" officeooo:rsid="00e14de9" officeooo:paragraph-rsid="00e14de9" style:font-size-asian="11pt" style:font-weight-asian="normal" style:font-size-complex="11pt" style:font-weight-complex="normal"/>
    </style:style>
    <style:style style:name="P14" style:family="paragraph" style:parent-style-name="Standard">
      <style:text-properties style:font-name="Liberation Mono" fo:font-size="11pt" fo:language="en" fo:country="IE" fo:font-weight="normal" officeooo:rsid="00df70df" officeooo:paragraph-rsid="00df70df" style:font-size-asian="11pt" style:font-weight-asian="normal" style:font-size-complex="11pt" style:font-weight-complex="normal"/>
    </style:style>
    <style:style style:name="P15" style:family="paragraph" style:parent-style-name="Standard">
      <style:text-properties style:font-name="Liberation Sans" fo:font-size="11pt" fo:language="en" fo:country="IE" officeooo:rsid="001930b8" officeooo:paragraph-rsid="002e9392" style:font-size-asian="11pt" style:font-size-complex="11pt"/>
    </style:style>
    <style:style style:name="P16" style:family="paragraph" style:parent-style-name="Standard">
      <style:text-properties style:font-name="Liberation Sans" fo:font-size="11pt" fo:language="en" fo:country="IE" fo:font-weight="bold" officeooo:rsid="00e2fae0" officeooo:paragraph-rsid="00e2fae0" style:font-size-asian="11pt" style:font-weight-asian="bold" style:font-size-complex="11pt" style:font-weight-complex="bold"/>
    </style:style>
    <style:style style:name="P17" style:family="paragraph" style:parent-style-name="Standard">
      <style:text-properties style:font-name="Liberation Sans" fo:font-size="11pt" fo:language="en" fo:country="IE" officeooo:rsid="00e2fae0" officeooo:paragraph-rsid="00e2fae0" style:font-size-asian="11pt" style:font-size-complex="11pt"/>
    </style:style>
    <style:style style:name="P18" style:family="paragraph" style:parent-style-name="Standard">
      <style:text-properties style:font-name="Liberation Mono" fo:font-size="11pt" fo:language="en" fo:country="IE" officeooo:rsid="00e2fae0" officeooo:paragraph-rsid="00e2fae0" style:font-size-asian="11pt" style:font-size-complex="11pt"/>
    </style:style>
    <style:style style:name="P19" style:family="paragraph" style:parent-style-name="Standard">
      <style:text-properties style:font-name="Liberation Mono" fo:font-size="11pt" fo:language="en" fo:country="IE" officeooo:rsid="01038149" officeooo:paragraph-rsid="01038149" style:font-size-asian="11pt" style:font-size-complex="11pt"/>
    </style:style>
    <style:style style:name="P20" style:family="paragraph" style:parent-style-name="Standard">
      <style:text-properties style:font-name="Liberation Mono" fo:font-size="11pt" fo:language="en" fo:country="IE" officeooo:rsid="00f05f43" officeooo:paragraph-rsid="00f05f43" style:font-size-asian="11pt" style:font-size-complex="11pt"/>
    </style:style>
    <style:style style:name="P21" style:family="paragraph" style:parent-style-name="Standard">
      <style:text-properties style:font-name="Liberation Mono" fo:font-size="11pt" fo:language="en" fo:country="IE" officeooo:rsid="00f05f43" officeooo:paragraph-rsid="00f3e3da" style:font-size-asian="11pt" style:font-size-complex="11pt"/>
    </style:style>
    <style:style style:name="P22" style:family="paragraph" style:parent-style-name="Standard">
      <style:text-properties style:font-name="Liberation Sans" fo:font-size="11pt" fo:language="en" fo:country="IE" officeooo:rsid="00df70df" officeooo:paragraph-rsid="00df70df" style:font-size-asian="11pt" style:font-size-complex="11pt"/>
    </style:style>
    <style:style style:name="P23" style:family="paragraph" style:parent-style-name="Standard">
      <style:text-properties style:font-name="Liberation Sans" fo:font-size="11pt" fo:language="en" fo:country="IE" fo:font-style="normal" fo:font-weight="bold" officeooo:rsid="00df70df" officeooo:paragraph-rsid="00df70df" style:font-size-asian="11pt" style:font-style-asian="normal" style:font-weight-asian="bold" style:font-size-complex="11pt" style:font-style-complex="normal" style:font-weight-complex="bold"/>
    </style:style>
    <style:style style:name="P24" style:family="paragraph" style:parent-style-name="Standard">
      <style:text-properties style:font-name="Liberation Mono" fo:font-size="11pt" fo:language="en" fo:country="IE" fo:font-style="normal" fo:font-weight="normal" officeooo:rsid="00df70df" officeooo:paragraph-rsid="00df70df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text-properties style:font-name="Liberation Mono" fo:font-size="11pt" fo:language="en" fo:country="IE" fo:font-style="normal" fo:font-weight="bold" officeooo:rsid="00df70df" officeooo:paragraph-rsid="00df70df" style:font-size-asian="11pt" style:font-style-asian="normal" style:font-weight-asian="bold" style:font-size-complex="11pt" style:font-style-complex="normal" style:font-weight-complex="bold"/>
    </style:style>
    <style:style style:name="P26" style:family="paragraph" style:parent-style-name="Standard">
      <style:text-properties style:font-name="Liberation Sans" fo:font-size="11pt" fo:language="en" fo:country="IE" fo:font-style="normal" fo:font-weight="normal" officeooo:rsid="00e6963a" officeooo:paragraph-rsid="00e6963a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text-properties style:font-name="Liberation Mono" fo:font-size="11pt" fo:language="en" fo:country="IE" fo:font-style="normal" fo:font-weight="bold" officeooo:rsid="00f6b6ce" officeooo:paragraph-rsid="00f6b6ce" style:font-size-asian="11pt" style:font-style-asian="normal" style:font-weight-asian="bold" style:font-size-complex="11pt" style:font-style-complex="normal" style:font-weight-complex="bold"/>
    </style:style>
    <style:style style:name="P28" style:family="paragraph" style:parent-style-name="Standard">
      <style:text-properties style:font-name="Liberation Sans" fo:font-size="11pt" fo:language="en" fo:country="IE" fo:font-style="normal" fo:font-weight="normal" officeooo:rsid="0115e21a" officeooo:paragraph-rsid="0115e21a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paragraph-properties fo:break-before="page"/>
      <style:text-properties style:font-name="Liberation Sans" fo:font-size="11pt" fo:language="en" fo:country="IE" fo:font-style="normal" fo:font-weight="bold" officeooo:rsid="0115e21a" officeooo:paragraph-rsid="0115e21a" style:font-size-asian="11pt" style:font-style-asian="normal" style:font-weight-asian="bold" style:font-size-complex="11pt" style:font-style-complex="normal" style:font-weight-complex="bold"/>
    </style:style>
    <style:style style:name="P30" style:family="paragraph" style:parent-style-name="Standard">
      <style:text-properties style:font-name="Liberation Sans" fo:font-size="11pt" fo:language="en" fo:country="IE" fo:font-style="normal" fo:font-weight="normal" officeooo:rsid="00e7441c" officeooo:paragraph-rsid="00e7441c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>
      <style:text-properties style:font-name="Liberation Sans" fo:font-size="11pt" fo:language="en" fo:country="IE" fo:font-style="normal" fo:font-weight="bold" officeooo:rsid="00e7441c" officeooo:paragraph-rsid="00e7441c" style:font-size-asian="11pt" style:font-style-asian="normal" style:font-weight-asian="bold" style:font-size-complex="11pt" style:font-style-complex="normal" style:font-weight-complex="bold"/>
    </style:style>
    <style:style style:name="P32" style:family="paragraph" style:parent-style-name="Standard">
      <style:text-properties style:font-name="Liberation Mono" fo:font-size="11pt" fo:language="en" fo:country="IE" fo:font-style="normal" fo:font-weight="bold" officeooo:rsid="00e7441c" officeooo:paragraph-rsid="00e7441c" style:font-size-asian="11pt" style:font-style-asian="normal" style:font-weight-asian="bold" style:font-size-complex="11pt" style:font-style-complex="normal" style:font-weight-complex="bold"/>
    </style:style>
    <style:style style:name="P33" style:family="paragraph" style:parent-style-name="Standard">
      <style:text-properties style:font-name="Liberation Mono" fo:font-size="11pt" fo:language="en" fo:country="IE" fo:font-style="normal" fo:font-weight="normal" officeooo:rsid="00e7441c" officeooo:paragraph-rsid="00e7441c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>
      <style:text-properties style:font-name="Liberation Mono" fo:font-size="11pt" fo:language="en" fo:country="IE" fo:font-style="normal" fo:font-weight="normal" officeooo:rsid="00e7441c" officeooo:paragraph-rsid="00f8a15b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>
      <style:text-properties style:font-name="Liberation Sans" fo:font-size="11pt" fo:language="en" fo:country="IE" fo:font-style="italic" fo:font-weight="normal" officeooo:rsid="00e7441c" officeooo:paragraph-rsid="00e7441c" style:font-size-asian="11pt" style:font-style-asian="italic" style:font-weight-asian="normal" style:font-size-complex="11pt" style:font-style-complex="italic" style:font-weight-complex="normal"/>
    </style:style>
    <style:style style:name="P36" style:family="paragraph" style:parent-style-name="Standard">
      <style:text-properties style:font-name="Liberation Mono" fo:font-size="11pt" fo:language="en" fo:country="IE" fo:font-style="normal" fo:font-weight="normal" officeooo:rsid="00e7441c" officeooo:paragraph-rsid="00fb5134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>
      <style:text-properties style:font-name="Liberation Sans" fo:font-size="11pt" fo:language="en" fo:country="IE" fo:font-style="italic" fo:font-weight="bold" officeooo:rsid="00e7441c" officeooo:paragraph-rsid="00e7441c" style:font-size-asian="11pt" style:font-style-asian="italic" style:font-weight-asian="bold" style:font-size-complex="11pt" style:font-style-complex="italic" style:font-weight-complex="bold"/>
    </style:style>
    <style:style style:name="P38" style:family="paragraph" style:parent-style-name="Standard">
      <style:text-properties style:font-name="Liberation Mono" fo:font-size="11pt" fo:language="en" fo:country="IE" fo:font-style="normal" fo:font-weight="normal" officeooo:rsid="00e7441c" officeooo:paragraph-rsid="00fe111f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Standard">
      <style:text-properties style:font-name="Liberation Mono" fo:font-size="11pt" fo:language="en" fo:country="IE" fo:font-style="normal" fo:font-weight="normal" officeooo:rsid="00e7441c" officeooo:paragraph-rsid="00fced49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Standard">
      <style:text-properties style:font-name="Liberation Sans" fo:font-size="11pt" fo:language="en" fo:country="IE" fo:font-style="normal" fo:font-weight="bold" officeooo:rsid="0112c0db" officeooo:paragraph-rsid="0112c0db" style:font-size-asian="11pt" style:font-style-asian="normal" style:font-weight-asian="bold" style:font-size-complex="11pt" style:font-style-complex="normal" style:font-weight-complex="bold"/>
    </style:style>
    <style:style style:name="P41" style:family="paragraph" style:parent-style-name="Standard">
      <style:text-properties style:font-name="Liberation Sans" fo:font-size="11pt" fo:language="en" fo:country="IE" fo:font-style="normal" fo:font-weight="normal" officeooo:rsid="0112c0db" officeooo:paragraph-rsid="0112c0db" style:font-size-asian="11pt" style:font-style-asian="normal" style:font-weight-asian="normal" style:font-size-complex="11pt" style:font-style-complex="normal" style:font-weight-complex="normal"/>
    </style:style>
    <style:style style:name="P42" style:family="paragraph" style:parent-style-name="Standard">
      <style:text-properties style:font-name="Liberation Mono" fo:font-size="11pt" fo:language="en" fo:country="IE" fo:font-style="normal" fo:font-weight="normal" officeooo:rsid="0112c0db" officeooo:paragraph-rsid="0112c0db" style:font-size-asian="11pt" style:font-style-asian="normal" style:font-weight-asian="normal" style:font-size-complex="11pt" style:font-style-complex="normal" style:font-weight-complex="normal"/>
    </style:style>
    <style:style style:name="P43" style:family="paragraph" style:parent-style-name="Standard">
      <style:text-properties style:font-name="Liberation Sans" fo:font-size="11pt" fo:language="en" fo:country="IE" fo:font-style="normal" fo:font-weight="bold" officeooo:rsid="0119ef3a" officeooo:paragraph-rsid="0119ef3a" style:font-size-asian="11pt" style:font-style-asian="normal" style:font-weight-asian="bold" style:font-size-complex="11pt" style:font-style-complex="normal" style:font-weight-complex="bold"/>
    </style:style>
    <style:style style:name="P44" style:family="paragraph" style:parent-style-name="Standard">
      <style:text-properties style:font-name="Liberation Sans" fo:font-size="11pt" fo:language="en" fo:country="IE" fo:font-style="normal" fo:font-weight="normal" officeooo:rsid="00e7889b" officeooo:paragraph-rsid="00e7441c" style:font-size-asian="11pt" style:font-style-asian="normal" style:font-weight-asian="normal" style:font-size-complex="11pt" style:font-style-complex="normal" style:font-weight-complex="normal"/>
    </style:style>
    <style:style style:name="P45" style:family="paragraph" style:parent-style-name="Standard">
      <style:text-properties style:font-name="Liberation Sans" fo:font-size="11pt" fo:language="en" fo:country="IE" fo:font-style="normal" fo:font-weight="normal" officeooo:rsid="0119ef3a" officeooo:paragraph-rsid="0119ef3a" style:font-size-asian="11pt" style:font-style-asian="normal" style:font-weight-asian="normal" style:font-size-complex="11pt" style:font-style-complex="normal" style:font-weight-complex="normal"/>
    </style:style>
    <style:style style:name="P46" style:family="paragraph" style:parent-style-name="Standard">
      <style:text-properties style:font-name="Liberation Mono" fo:font-size="11pt" fo:language="en" fo:country="IE" fo:font-style="normal" fo:font-weight="normal" officeooo:rsid="0119ef3a" officeooo:paragraph-rsid="0119ef3a" style:font-size-asian="11pt" style:font-style-asian="normal" style:font-weight-asian="normal" style:font-size-complex="11pt" style:font-style-complex="normal" style:font-weight-complex="normal"/>
    </style:style>
    <style:style style:name="P47" style:family="paragraph" style:parent-style-name="Standard">
      <style:text-properties officeooo:rsid="0119ef3a" officeooo:paragraph-rsid="0119ef3a"/>
    </style:style>
    <style:style style:name="P48" style:family="paragraph" style:parent-style-name="Standard">
      <style:text-properties officeooo:paragraph-rsid="0119ef3a"/>
    </style:style>
    <style:style style:name="T1" style:family="text">
      <style:text-properties officeooo:rsid="0123eb6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abf7" style:font-weight-asian="bold" style:font-weight-complex="bold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color="#000000" loext:opacity="100%" style:font-name="Liberation Mono" fo:font-weight="normal" officeooo:rsid="000ca0e0" fo:background-color="#ffffff" loext:char-shading-value="0" style:font-weight-asian="normal" style:font-weight-complex="normal"/>
    </style:style>
    <style:style style:name="T6" style:family="text">
      <style:text-properties fo:color="#000000" loext:opacity="100%" style:font-name="Liberation Mono" fo:font-weight="normal" officeooo:rsid="0053e22f" fo:background-color="#ffffff" loext:char-shading-value="0" style:font-weight-asian="normal" style:font-weight-complex="normal"/>
    </style:style>
    <style:style style:name="T7" style:family="text">
      <style:text-properties fo:color="#000000" loext:opacity="100%" style:font-name="Liberation Mono" fo:font-weight="normal" officeooo:rsid="000e46c7" fo:background-color="#ffffff" loext:char-shading-value="0" style:font-weight-asian="normal" style:font-weight-complex="normal"/>
    </style:style>
    <style:style style:name="T8" style:family="text">
      <style:text-properties fo:color="#000000" loext:opacity="100%" style:font-name="Liberation Mono" fo:font-weight="normal" officeooo:rsid="004fc253" fo:background-color="#ffffff" loext:char-shading-value="0" style:font-weight-asian="normal" style:font-weight-complex="normal"/>
    </style:style>
    <style:style style:name="T9" style:family="text">
      <style:text-properties fo:color="#000000" loext:opacity="100%" style:font-name="Liberation Mono" fo:font-weight="normal" officeooo:rsid="0059f145" fo:background-color="#ffffff" loext:char-shading-value="0" style:font-weight-asian="normal" style:font-weight-complex="normal"/>
    </style:style>
    <style:style style:name="T10" style:family="text">
      <style:text-properties fo:color="#000000" loext:opacity="100%" style:font-name="Liberation Mono" fo:font-weight="normal" officeooo:rsid="00ff4c3e" fo:background-color="#ffffff" loext:char-shading-value="0" style:font-weight-asian="normal" style:font-weight-complex="normal"/>
    </style:style>
    <style:style style:name="T11" style:family="text">
      <style:text-properties fo:color="#000000" loext:opacity="100%" style:font-name="Liberation Mono" fo:font-weight="normal" officeooo:rsid="007a2e3b" fo:background-color="#ffffff" loext:char-shading-value="0" style:font-weight-asian="normal" style:font-weight-complex="normal"/>
    </style:style>
    <style:style style:name="T12" style:family="text">
      <style:text-properties fo:color="#000000" loext:opacity="100%" style:font-name="Liberation Mono" fo:font-weight="normal" officeooo:rsid="00d5d086" fo:background-color="#ffffff" loext:char-shading-value="0" style:font-weight-asian="normal" style:font-weight-complex="normal"/>
    </style:style>
    <style:style style:name="T13" style:family="text">
      <style:text-properties fo:color="#000000" loext:opacity="100%" fo:font-weight="normal" officeooo:rsid="000ca0e0" fo:background-color="#ffffff" loext:char-shading-value="0" style:font-weight-asian="normal" style:font-weight-complex="normal"/>
    </style:style>
    <style:style style:name="T14" style:family="text">
      <style:text-properties officeooo:rsid="00e89add"/>
    </style:style>
    <style:style style:name="T15" style:family="text">
      <style:text-properties officeooo:rsid="00ea7830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ef2abb" style:font-style-asian="italic" style:font-style-complex="italic"/>
    </style:style>
    <style:style style:name="T18" style:family="text">
      <style:text-properties officeooo:rsid="00e2fae0"/>
    </style:style>
    <style:style style:name="T19" style:family="text">
      <style:text-properties fo:font-style="italic" fo:font-weight="normal" officeooo:rsid="00df70df" style:font-style-asian="italic" style:font-weight-asian="normal" style:font-style-complex="italic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officeooo:rsid="01208be2"/>
    </style:style>
    <style:style style:name="T23" style:family="text">
      <style:text-properties officeooo:rsid="01222ded"/>
    </style:style>
    <style:style style:name="T24" style:family="text">
      <style:text-properties fo:font-weight="normal" officeooo:rsid="00df70df" style:font-weight-asian="normal" style:font-weight-complex="normal"/>
    </style:style>
    <style:style style:name="T25" style:family="text">
      <style:text-properties officeooo:rsid="00f05f43"/>
    </style:style>
    <style:style style:name="T26" style:family="text">
      <style:text-properties fo:font-style="italic" officeooo:rsid="00df70df" style:font-style-asian="italic" style:font-style-complex="italic"/>
    </style:style>
    <style:style style:name="T27" style:family="text">
      <style:text-properties fo:font-weight="normal" officeooo:rsid="00e7889b" style:font-weight-asian="normal" style:font-weight-complex="normal"/>
    </style:style>
    <style:style style:name="T28" style:family="text">
      <style:text-properties officeooo:rsid="01132301"/>
    </style:style>
    <style:style style:name="T29" style:family="text">
      <style:text-properties style:font-name="Liberation Sans" fo:font-size="11pt" fo:language="en" fo:country="IE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30" style:family="text">
      <style:text-properties style:font-name="Liberation Sans" fo:font-size="11pt" fo:language="en" fo:country="IE" fo:font-style="normal" fo:font-weight="normal" officeooo:rsid="0119ef3a" style:font-size-asian="11pt" style:font-style-asian="normal" style:font-weight-asian="normal" style:font-size-complex="11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Ho</text:span>w to install Docsbox</text:p>
      <text:p text:style-name="P2"/>
      <text:p text:style-name="P2"><text:span text:style-name="T2">Installation </text:span><text:span text:style-name="T3">&amp; configuration</text:span><text:span text:style-name="T2">:</text:span></text:p>
      <text:p text:style-name="P2"/>
      <text:p text:style-name="P3">When installing Debian in the packages selection select only the OpenSSH server</text:p>
      <text:p text:style-name="P3"/>
      <text:p text:style-name="P3">Add the local user docsbox</text:p>
      <text:p text:style-name="P3"/>
      <text:p text:style-name="P4">All the following commands have to be executed as root.</text:p>
      <text:p text:style-name="P5"><text:span text:style-name="T4"/></text:p>
      <text:p text:style-name="P5"><text:span text:style-name="T4"/></text:p>
      <text:p text:style-name="P6">Packages:</text:p>
      <text:p text:style-name="P3"/>
      <text:p text:style-name="P7">Once a basic Debian installation is performed run the following commands:</text:p>
      <text:p text:style-name="P2"/>
      <text:p text:style-name="P8">apt update</text:p>
      <text:p text:style-name="P8"/>
      <text:p text:style-name="P9"><text:span text:style-name="T5">apt install openssh-client </text:span><text:span text:style-name="T6">git </text:span><text:span text:style-name="T5">zip </text:span><text:span text:style-name="T7">unzip </text:span><text:span text:style-name="T8">gzip </text:span><text:span text:style-name="T6">bzip2 htop </text:span><text:span text:style-name="T5">vim </text:span><text:span text:style-name="T6">tar xz-utils </text:span><text:span text:style-name="T9">wget</text:span><text:span text:style-name="T6"> </text:span><text:span text:style-name="T10">curl </text:span><text:span text:style-name="T11">nginx redis-server libffi-dev libmagic-dev libmagickwand-dev libreoffice libreofficekit-dev </text:span><text:span text:style-name="T12">py</text:span><text:span text:style-name="T11">thon3-dev python3-pip python3-venv</text:span><text:span text:style-name="T13"><text:line-break/></text:span></text:p>
      <text:p text:style-name="P10"/>
      <text:p text:style-name="P11">Python:</text:p>
      <text:p text:style-name="P12"/>
      <text:p text:style-name="P13">How to get the python version for the next steps:</text:p>
      <text:p text:style-name="P12"/>
      <text:p text:style-name="P14">python3 -c 'import sys; print(str(sys.version_info[0])+"."+str(sys.version_info[1]))'</text:p>
      <text:p text:style-name="P12"/>
      <text:p text:style-name="P15"/>
      <text:p text:style-name="P16">Docsbox:</text:p>
      <text:p text:style-name="P17"/>
      <text:p text:style-name="P18">python<text:span text:style-name="T14">3</text:span> -m venv /opt/docsbox</text:p>
      <text:p text:style-name="P18"/>
      <text:p text:style-name="P18">chown -<text:span text:style-name="T15">R</text:span> docsbox:docsbox /opt/docsbox</text:p>
      <text:p text:style-name="P18"/>
      <text:p text:style-name="P18">su – docsbox</text:p>
      <text:p text:style-name="P18"/>
      <text:p text:style-name="P18">source /opt/docsbox/bin/activate</text:p>
      <text:p text:style-name="P18"/>
      <text:p text:style-name="P18">cd /opt/docsbox/lib/python<text:span text:style-name="T16">&lt;</text:span><text:span text:style-name="T17">version</text:span><text:span text:style-name="T16">&gt;</text:span>/site-packages</text:p>
      <text:p text:style-name="P18"/>
      <text:p text:style-name="P18">git clone https://github.com/FH-Complete/FHC-Docsbox.git docsbox</text:p>
      <text:p text:style-name="P18"/>
      <text:p text:style-name="P18">pip install -r ./docsbox/requirements.txt</text:p>
      <text:p text:style-name="P18"/>
      <text:p text:style-name="P19">chown docsbox:www-data <text:span text:style-name="T18">docsbox/</text:span>media/</text:p>
      <text:p text:style-name="P19"/>
      <text:p text:style-name="P19">chmod 775 <text:span text:style-name="T18">docsbox/</text:span>media/</text:p>
      <text:p text:style-name="P18"/>
      <text:p text:style-name="P20">cd</text:p>
      <text:p text:style-name="P20"/>
      <text:p text:style-name="P21">ln -s /opt/docsbox/lib/python<text:span text:style-name="T19">&lt;version&gt;</text:span>/site-packages/docsbox docsbox</text:p>
      <text:p text:style-name="P22"><text:soft-page-break/><text:span text:style-name="T2">Nginx:</text:span></text:p>
      <text:p text:style-name="P11"><text:span text:style-name="T20"/></text:p>
      <text:p text:style-name="P11"><text:span text:style-name="T20">Copy the following content into </text:span><text:span text:style-name="T21">/etc/nginx/sites-available/docsbox:</text:span></text:p>
      <text:p text:style-name="P23"><text:span text:style-name="T20"/></text:p>
      <text:p text:style-name="P24">server {</text:p>
      <text:p text:style-name="P24"><text:tab/>listen 443 ssl;</text:p>
      <text:p text:style-name="P24"><text:tab/>server_name docsbox.dev.technikum-wien.at;</text:p>
      <text:p text:style-name="P24"/>
      <text:p text:style-name="P24"><text:tab/># This section is important to avoid that anybody can access</text:p>
      <text:p text:style-name="P24"><text:tab/># the generated documentes in the /media directory</text:p>
      <text:p text:style-name="P24"><text:tab/>allow 172.31.253.57; # old c3p0</text:p>
      <text:p text:style-name="P24"><text:tab/>allow 172.31.253.54; # new c3p0</text:p>
      <text:p text:style-name="P24"><text:tab/>allow 2001:67c:1790:6453::38; # old c3p0</text:p>
      <text:p text:style-name="P24"><text:tab/>allow 2001:67c:1790:6453::35; # new c3p0</text:p>
      <text:p text:style-name="P24"><text:tab/>deny all;</text:p>
      <text:p text:style-name="P24"/>
      <text:p text:style-name="P24"><text:tab/>client_max_body_size 10m;</text:p>
      <text:p text:style-name="P24"><text:tab/>charset utf-8;</text:p>
      <text:p text:style-name="P24"/>
      <text:p text:style-name="P24"><text:tab/>ssl_certificate /etc/ssl/certs/<text:span text:style-name="T22">bundle</text:span>-dev.tw.at.pem;</text:p>
      <text:p text:style-name="P24"><text:tab/>ssl_certificate_key /etc/ssl/private/private-dev.tw.at.key;</text:p>
      <text:p text:style-name="P24"/>
      <text:p text:style-name="P24"><text:tab/>location /media {</text:p>
      <text:p text:style-name="P24"><text:tab/><text:tab/>alias /opt/docsbox/lib/python&lt;<text:span text:style-name="T23">version</text:span>&gt;/site-packages/docsbox/media;</text:p>
      <text:p text:style-name="P24"><text:tab/>}</text:p>
      <text:p text:style-name="P24"><text:tab/>location / {</text:p>
      <text:p text:style-name="P24"><text:tab/><text:tab/>proxy_pass http://127.0.0.1:8000;</text:p>
      <text:p text:style-name="P24"><text:tab/><text:tab/>proxy_set_header Host $host;</text:p>
      <text:p text:style-name="P24"><text:tab/><text:tab/>proxy_set_header X-Real-IP $remote_addr;</text:p>
      <text:p text:style-name="P24"><text:tab/><text:tab/>proxy_set_header X-Forwarded-For $proxy_add_x_forwarded_for;</text:p>
      <text:p text:style-name="P24"><text:tab/>}</text:p>
      <text:p text:style-name="P24"/>
      <text:p text:style-name="P24"><text:tab/>access_log /var/log/nginx/access-docsbox.log;</text:p>
      <text:p text:style-name="P24"><text:tab/>error_log /var/log/nginx/error-docsbox.log error;</text:p>
      <text:p text:style-name="P24">}</text:p>
      <text:p text:style-name="P25"><text:span text:style-name="T20"/></text:p>
      <text:p text:style-name="P25"><text:span text:style-name="T20"/></text:p>
      <text:p text:style-name="P26">Run the following commands:</text:p>
      <text:p text:style-name="P25"><text:span text:style-name="T20"/></text:p>
      <text:p text:style-name="P27"><text:span text:style-name="T20">rm </text:span><text:span text:style-name="T24">/etc/nginx/sites-enabled/</text:span><text:span text:style-name="T20">default</text:span></text:p>
      <text:p text:style-name="P25"><text:span text:style-name="T20"/></text:p>
      <text:p text:style-name="P24">ln -s /etc/nginx/sites-available/ /etc/nginx/sites-enabled/docsbox</text:p>
      <text:p text:style-name="P25"><text:span text:style-name="T20"/></text:p>
      <text:p text:style-name="P24">systemctl restart nginx.service</text:p>
      <text:p text:style-name="P24"/>
      <text:p text:style-name="P24">htpasswd -c /etc/nginx/.htpasswd docsboxapi</text:p>
      <text:p text:style-name="P24"/>
      <text:p text:style-name="P28">And provide a password</text:p>
      <text:p text:style-name="P24"/>
      <text:p text:style-name="P29">Systemd:</text:p>
      <text:p text:style-name="P25"><text:span text:style-name="T20"/></text:p>
      <text:p text:style-name="P30">Create the following services:</text:p>
      <text:p text:style-name="P31"><text:span text:style-name="T20"/></text:p>
      <text:p text:style-name="P31"><text:span text:style-name="T21">/etc/systemd/system/docsbox.service</text:span><text:span text:style-name="T20">:</text:span></text:p>
      <text:p text:style-name="P32"><text:span text:style-name="T20"/></text:p>
      <text:p text:style-name="P33">[Unit]</text:p>
      <text:p text:style-name="P33">Description=Docsbox document converter</text:p>
      <text:p text:style-name="P33">After=network.target</text:p>
      <text:p text:style-name="P32"><text:span text:style-name="T20"/></text:p>
      <text:p text:style-name="P33">[Service]</text:p>
      <text:p text:style-name="P33">User=docsbox</text:p>
      <text:p text:style-name="P33">Group=docsbox</text:p>
      <text:p text:style-name="P33">Restart=always</text:p>
      <text:p text:style-name="P34">WorkingDirectory=/opt/docsbox/lib/<text:span text:style-name="T25">python</text:span><text:span text:style-name="T26">&lt;version&gt;</text:span>/site-packages</text:p>
      <text:p text:style-name="P33">ExecStart=/opt/docsbox/bin/python3 /opt/docsbox/bin/gunicorn -b 127.0.0.1:8000 -w 4 docsbox:app</text:p>
      <text:p text:style-name="P32"><text:span text:style-name="T20"/></text:p>
      <text:p text:style-name="P33">[Install]</text:p>
      <text:p text:style-name="P33">WantedBy=multi-user.target</text:p>
      <text:p text:style-name="P32"><text:span text:style-name="T20"/></text:p>
      <text:p text:style-name="P32"><text:span text:style-name="T20"/></text:p>
      <text:p text:style-name="P35">/etc/systemd/system/rqscheduler.service:</text:p>
      <text:p text:style-name="P31"><text:span text:style-name="T20"/></text:p>
      <text:p text:style-name="P33">[Unit]</text:p>
      <text:p text:style-name="P33">Description=RQ Scheduler</text:p>
      <text:p text:style-name="P33">After=network.target</text:p>
      <text:p text:style-name="P32"><text:span text:style-name="T20"/></text:p>
      <text:p text:style-name="P33">[Service]</text:p>
      <text:p text:style-name="P33">User=docsbox</text:p>
      <text:p text:style-name="P33">Group=docsbox</text:p>
      <text:p text:style-name="P33">Restart=always</text:p>
      <text:p text:style-name="P36">WorkingDirectory=/opt/docsbox/lib/<text:span text:style-name="T25">python</text:span><text:span text:style-name="T26">&lt;version&gt;</text:span>/site-packages</text:p>
      <text:p text:style-name="P33">ExecStart=/opt/docsbox/bin/python3 /opt/docsbox/bin/rqscheduler -H 127.0.0.1 -p 6379 -d 0</text:p>
      <text:p text:style-name="P32"><text:span text:style-name="T20"/></text:p>
      <text:p text:style-name="P33">[Install]</text:p>
      <text:p text:style-name="P33">WantedBy=multi-user.target</text:p>
      <text:p text:style-name="P32"><text:span text:style-name="T20"/></text:p>
      <text:p text:style-name="P32"><text:span text:style-name="T20"/></text:p>
      <text:p text:style-name="P35">/etc/systemd/system/rqworker.service:</text:p>
      <text:p text:style-name="P37"><text:span text:style-name="T20"/></text:p>
      <text:p text:style-name="P38">[Unit]</text:p>
      <text:p text:style-name="P38">Description=RQ Worker</text:p>
      <text:p text:style-name="P33">After=network.target</text:p>
      <text:p text:style-name="P32"><text:span text:style-name="T20"/></text:p>
      <text:p text:style-name="P33">[Service]</text:p>
      <text:p text:style-name="P33">User=docsbox</text:p>
      <text:p text:style-name="P33">Group=docsbox</text:p>
      <text:p text:style-name="P33">Restart=always</text:p>
      <text:p text:style-name="P39">WorkingDirectory=/opt/docsbox/lib/<text:span text:style-name="T25">python</text:span><text:span text:style-name="T26">&lt;version&gt;</text:span>/site-packages</text:p>
      <text:p text:style-name="P33">ExecStart=/opt/docsbox/bin/python3 /opt/docsbox/bin/rq worker -c docsbox.settings</text:p>
      <text:p text:style-name="P32"><text:span text:style-name="T20"/></text:p>
      <text:p text:style-name="P33"><text:soft-page-break/>[Install]</text:p>
      <text:p text:style-name="P33">WantedBy=multi-user.target</text:p>
      <text:p text:style-name="P32"><text:span text:style-name="T20"/></text:p>
      <text:p text:style-name="P32"><text:span text:style-name="T20"/></text:p>
      <text:p text:style-name="P32"><text:span text:style-name="T20">systemctl </text:span><text:span text:style-name="T27">enable</text:span><text:span text:style-name="T20"> docsbox.service</text:span></text:p>
      <text:p text:style-name="P32"><text:span text:style-name="T20">systemctl </text:span><text:span text:style-name="T27">enable</text:span><text:span text:style-name="T20"> rqscheduler.service</text:span></text:p>
      <text:p text:style-name="P32"><text:span text:style-name="T20">systemctl </text:span><text:span text:style-name="T27">enable</text:span><text:span text:style-name="T20"> rqworker.service</text:span></text:p>
      <text:p text:style-name="P32"><text:span text:style-name="T20"/></text:p>
      <text:p text:style-name="P32"><text:span text:style-name="T20"/></text:p>
      <text:p text:style-name="P40">Logs</text:p>
      <text:p text:style-name="P41"/>
      <text:p text:style-name="P41">Create the file <text:span text:style-name="T16">/etc/logrotate.d/docsbox</text:span> with the following content:</text:p>
      <text:p text:style-name="P41"/>
      <text:p text:style-name="P42">/opt/docsbox/lib/python&lt;<text:span text:style-name="T23">version</text:span>&gt;/site-packages/docsbox/logs/docsbox.log {</text:p>
      <text:p text:style-name="P42"><text:tab/>weekly</text:p>
      <text:p text:style-name="P42"><text:tab/>copytruncate</text:p>
      <text:p text:style-name="P42"><text:tab/>missingok</text:p>
      <text:p text:style-name="P42"><text:tab/>rotate <text:span text:style-name="T28">12</text:span></text:p>
      <text:p text:style-name="P42"><text:tab/>compress</text:p>
      <text:p text:style-name="P42"><text:tab/>notifempty</text:p>
      <text:p text:style-name="P42"><text:tab/>delaycompress</text:p>
      <text:p text:style-name="P42">}</text:p>
      <text:p text:style-name="P32"><text:span text:style-name="T20"/></text:p>
      <text:p text:style-name="P32"><text:span text:style-name="T20"/></text:p>
      <text:p text:style-name="P43">Test:</text:p>
      <text:p text:style-name="P44"/>
      <text:p text:style-name="P45">Create a the file <text:span text:style-name="T16">options.json</text:span> with the following content:</text:p>
      <text:p text:style-name="P45"/>
      <text:p text:style-name="P46">{"formats": ["&lt;output format&gt;"]}</text:p>
      <text:p text:style-name="P45"/>
      <text:p text:style-name="P45">Run the following commands:</text:p>
      <text:p text:style-name="P45"/>
      <text:p text:style-name="P46">curl -i -F "file=@example.&lt;input format&gt;" -F "options=&lt;options.json" https://docsbox.dev.technikum-wien.at/api/v1/</text:p>
      <text:p text:style-name="P47"><text:span text:style-name="T29"/></text:p>
      <text:p text:style-name="P46">curl https://docsbox.dev.technikum-wien.at/api/v1/&lt;UUID from the first call response&gt;</text:p>
      <text:p text:style-name="P48"><text:span text:style-name="T30"/></text:p>
      <text:p text:style-name="P45">If the status is finished run the following command, otherwire retry in a while</text:p>
      <text:p text:style-name="P47"><text:span text:style-name="T29"/></text:p>
      <text:p text:style-name="P46">curl -O https://docsbox.dev.technikum-wien.at/media/&lt;UUID from the first call response&gt;.zip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1-05-08T22:14:17.533220434</meta:creation-date>
    <dc:date>2025-10-13T17:00:15.859343909</dc:date>
    <meta:editing-duration>P3DT18H49M45S</meta:editing-duration>
    <meta:editing-cycles>205</meta:editing-cycles>
    <meta:generator>LibreOffice/25.8.1.1$Linux_X86_64 LibreOffice_project/580$Build-1</meta:generator>
    <meta:document-statistic meta:table-count="0" meta:image-count="0" meta:object-count="0" meta:page-count="4" meta:paragraph-count="118" meta:word-count="378" meta:character-count="4042" meta:non-whitespace-character-count="3744"/>
  </office:meta>
</office:document-meta>
</file>